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新細明體" svg:font-family="新細明體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Default"/>
        <table:table-row table:style-name="ro1">
          <table:table-cell/>
        </table:table-row>
      </table:table>
      <table:table table:name="FPGA" table:style-name="ta1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FFERNETIAL PAIR</text:p>
          </table:table-cell>
          <table:table-cell table:style-name="ce1" office:value-type="string" calcext:value-type="string">
            <text:p>FPGA B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9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1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ISO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CLK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SEL_N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OSI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36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+2V5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MP_of_IOT_43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5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1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10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0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1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1b_G5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2a_G4_CDONE</text:p>
          </table:table-cell>
          <table:table-cell office:value-type="string" calcext:value-type="string">
            <text:p>CONFIG/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T_47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GND</text:p>
          </table:table-cell>
        </table:table-row>
        <table:table-row table:style-name="ro1">
          <table:table-cell table:style-name="Default" table:number-columns-repeated="7"/>
          <table:table-cell table:style-name="ce4"/>
        </table:table-row>
      </table:table>
      <table:named-expressions/>
      <table:database-ranges>
        <table:database-range table:name="__Anonymous_Sheet_DB__1" table:target-range-address="FPGA.A1:FPGA.H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新細明體" svg:font-family="新細明體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09-15T21:02:04.958471713</dc:date>
    <meta:editing-duration>PT4H17M21S</meta:editing-duration>
    <meta:editing-cycles>24</meta:editing-cycles>
    <meta:generator>LibreOffice/24.2.5.2$Linux_X86_64 LibreOffice_project/420$Build-2</meta:generator>
    <meta:document-statistic meta:table-count="2" meta:cell-count="332" meta:object-count="0"/>
  </office:meta>
</office:document-meta>
</file>